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1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3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 fo:text-indent="0cm" style:auto-text-indent="false"/>
    </style:style>
    <style:style style:name="P15" style:family="paragraph" style:parent-style-name="Text_20_body">
      <style:paragraph-properties fo:text-indent="0cm" style:auto-text-indent="false"/>
    </style:style>
    <style:style style:name="P16" style:family="paragraph" style:parent-style-name="Text_20_body">
      <style:paragraph-properties fo:break-before="page"/>
      <style:text-properties officeooo:rsid="02079259" officeooo:paragraph-rsid="02079259"/>
    </style:style>
    <style:style style:name="P17" style:family="paragraph" style:parent-style-name="Text_20_body">
      <style:text-properties officeooo:rsid="0208dde0" officeooo:paragraph-rsid="0208dde0"/>
    </style:style>
    <style:style style:name="P18" style:family="paragraph" style:parent-style-name="Text_20_body">
      <style:text-properties officeooo:rsid="020aa49c" officeooo:paragraph-rsid="020aa49c"/>
    </style:style>
    <style:style style:name="P19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20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5" style:family="paragraph" style:parent-style-name="Text_20_body" style:list-style-name="Numbering_20_123">
      <style:text-properties officeooo:rsid="0208dde0" officeooo:paragraph-rsid="0208dde0"/>
    </style:style>
    <style:style style:name="P26" style:family="paragraph" style:parent-style-name="Text_20_body" style:list-style-name="Numbering_20_abc">
      <style:text-properties officeooo:rsid="020ee08e" officeooo:paragraph-rsid="020ee08e"/>
    </style:style>
    <style:style style:name="P27" style:family="paragraph" style:parent-style-name="Text_20_body" style:list-style-name="Numbering_20_123">
      <style:text-properties officeooo:rsid="020a2be8" officeooo:paragraph-rsid="020a2be8"/>
    </style:style>
    <style:style style:name="P28" style:family="paragraph" style:parent-style-name="Text_20_body" style:list-style-name="Numbering_20_123">
      <style:text-properties officeooo:rsid="020aa49c" officeooo:paragraph-rsid="020aa49c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ustom-shape text:anchor-type="char" draw:z-index="0" draw:name="Прямоугольник 1" draw:style-name="gr1" draw:text-style-name="P30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3">КУРСОВА РОБОТА</text:p>
      <text:p text:style-name="P21" loext:marker-style-name="T3"><text:span text:style-name="T3"/></text:p>
      <text:p text:style-name="P22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2">(назва дисципліни)</text:p>
      <text:p text:style-name="P23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2" loext:marker-style-name="T3"><text:span text:style-name="T3">____________________________________________________________</text:span></text:p>
      <text:p text:style-name="P24" loext:marker-style-name="T3"/>
      <text:p text:style-name="P5">Студента (ки, ів) __<text:span text:style-name="T1">1</text:span>__ курсу, групи _<text:span text:style-name="T1">ІП-35</text:span>_ </text:p>
      <text:p text:style-name="P10"><text:span text:style-name="T14">___</text:span>Адаменко Арсен Богданович<text:span text:style-name="T14">___________</text:span></text:p>
      <text:p text:style-name="P11"><text:span text:style-name="T4"/></text:p>
      <text:p text:style-name="P11"><text:span text:style-name="T3">Спеціальності 121 «</text:span><text:span text:style-name="T5">Інженерія програмного забезпечення</text:span><text:span text:style-name="T3">»</text:span></text:p>
      <text:p text:style-name="P7"><text:s/></text:p>
      <text:p text:style-name="P8">Керівник</text:p>
      <text:p text:style-name="P9"><text:span text:style-name="T13">___</text:span><text:span text:style-name="T2">ст. викладач,</text:span><text:span text:style-name="T13">_</text:span><text:span text:style-name="T12">Головченко</text:span><text:span text:style-name="T2"> М.М</text:span>_<text:span text:style-name="T13">_______</text:span><text:span text:style-name="T12">_</text:span></text:p>
      <text:p text:style-name="P6">(посада, вчене звання, науковий ступінь, прізвище та ініціали)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3">Київ- 202</text:span><text:span text:style-name="T7">4</text:span><text:span text:style-name="T3"> рік</text:span></text:p>
      <text:p text:style-name="P16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29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7">Функціональність програмного забезпечення:</text:p>
      <text:list xml:id="list1791405635" text:style-name="Numbering_20_123">
        <text:list-item>
          <text:p text:style-name="P25">можливість задавати розмірність системи лінійних рівнянь.</text:p>
        </text:list-item>
        <text:list-item>
          <text:p text:style-name="P25">Можливість поелентного заповення форми створеної системи рівнянь.</text:p>
        </text:list-item>
        <text:list-item>
          <text:p text:style-name="P25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26">LUP-метод</text:p>
            </text:list-item>
            <text:list-item>
              <text:p text:style-name="P26">Метод Гауса-Холецького</text:p>
            </text:list-item>
            <text:list-item>
              <text:p text:style-name="P26">Метод обертання</text:p>
            </text:list-item>
          </text:list>
        </text:list-item>
      </text:list>
      <text:list text:continue-list="list1791405635" text:style-name="Numbering_20_123">
        <text:list-item>
          <text:p text:style-name="P25">Можливість запустити процес вирішення введеної СЛАР користувачем.</text:p>
        </text:list-item>
        <text:list-item>
          <text:p text:style-name="P25">Можливість отримати рішення введеної СЛАР, якщо її можна вирішити встановленим методом.</text:p>
        </text:list-item>
        <text:list-item>
          <text:p text:style-name="P25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27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7">UML діаграма класів програмного продукту:</text:p>
      <text:p text:style-name="P19">(БУДЕ)</text:p>
      <text:p text:style-name="P18">Результати роботи програмного забезпечення:</text:p>
      <text:list text:continue-numbering="true" text:style-name="Numbering_20_123">
        <text:list-item text:start-value="1">
          <text:p text:style-name="P28">Створення нової форми введення СЛАР:</text:p>
        </text:list-item>
      </text:list>
      <text:p text:style-name="P19"/>
      <text:list text:continue-numbering="true" text:style-name="Numbering_20_123">
        <text:list-item>
          <text:p text:style-name="P28">Поелементне заповнення форми СЛАР:</text:p>
        </text:list-item>
      </text:list>
      <text:p text:style-name="P19"/>
      <text:list text:continue-numbering="true" text:style-name="Numbering_20_123">
        <text:list-item>
          <text:p text:style-name="P28">Обирання методу вирішення СЛАР:</text:p>
        </text:list-item>
      </text:list>
      <text:p text:style-name="P19"><text:soft-page-break/></text:p>
      <text:list text:continue-numbering="true" text:style-name="Numbering_20_123">
        <text:list-item>
          <text:p text:style-name="P28">Поле розв’язків СЛАР:</text:p>
        </text:list-item>
      </text:list>
      <text:p text:style-name="P19"/>
      <text:list text:continue-numbering="true" text:style-name="Numbering_20_123">
        <text:list-item>
          <text:p text:style-name="P28">Графічна репрезентація вирішення СЛАР:</text:p>
        </text:list-item>
      </text:list>
      <text:p text:style-name="P19"/>
      <text:list text:continue-numbering="true" text:style-name="Numbering_20_123">
        <text:list-item>
          <text:p text:style-name="P28">Введення назви текстового файлу для виведення рішення СЛАР:</text:p>
        </text:list-item>
      </text:list>
      <text:p text:style-name="P19"/>
      <text:list text:continue-numbering="true" text:style-name="Numbering_20_123">
        <text:list-item>
          <text:p text:style-name="P28">Зміст рішення СЛАР у створеному текстовому файлі: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0T22:19:59.706896429</dc:date>
    <meta:editing-duration>P4DT22H20M48S</meta:editing-duration>
    <meta:editing-cycles>433</meta:editing-cycles>
    <meta:generator>LibreOffice/7.6.7.2$Linux_X86_64 LibreOffice_project/60$Build-2</meta:generator>
    <meta:document-statistic meta:table-count="0" meta:image-count="0" meta:object-count="0" meta:page-count="3" meta:paragraph-count="43" meta:word-count="259" meta:character-count="2143" meta:non-whitespace-character-count="1939"/>
  </office:meta>
</office:document-meta>
</file>